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1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5.65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5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6cm" fo:min-width="7.3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4cm" fo:min-width="3.0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8cm" fo:min-width="3.544cm"/>
    </style:style>
    <style:style style:name="gr8" style:family="graphic" style:parent-style-name="standard">
      <style:graphic-properties draw:textarea-horizontal-align="justify" draw:textarea-vertical-align="middle" draw:auto-grow-height="false" fo:min-height="0.095cm" fo:min-width="0.468cm"/>
    </style:style>
    <style:style style:name="gr9" style:family="graphic" style:parent-style-name="standard">
      <style:graphic-properties draw:textarea-horizontal-align="justify" draw:textarea-vertical-align="middle" draw:auto-grow-height="false" fo:min-height="0.004cm" fo:min-width="0.516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.516cm"/>
    </style:style>
    <style:style style:name="gr11" style:family="graphic" style:parent-style-name="standard">
      <style:graphic-properties draw:textarea-horizontal-align="justify" draw:textarea-vertical-align="middle" draw:auto-grow-height="false" fo:min-height="0.438cm" fo:min-width="0.442cm"/>
    </style:style>
    <style:style style:name="gr12" style:family="graphic" style:parent-style-name="standard">
      <style:graphic-properties draw:textarea-horizontal-align="justify" draw:textarea-vertical-align="middle" draw:auto-grow-height="false" fo:min-height="0.21cm" fo:min-width="0.468cm"/>
    </style:style>
    <style:style style:name="gr13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504cm"/>
    </style:style>
    <style:style style:name="gr14" style:family="graphic" style:parent-style-name="standard">
      <style:graphic-properties svg:stroke-color="#579d1c" draw:fill="solid" draw:fill-color="#aecf00" draw:textarea-horizontal-align="justify" draw:textarea-vertical-align="middle" draw:auto-grow-height="false" fo:min-height="0cm" fo:min-width="0.516cm"/>
    </style:style>
    <style:style style:name="gr15" style:family="graphic" style:parent-style-name="standard">
      <style:graphic-properties draw:textarea-horizontal-align="justify" draw:textarea-vertical-align="middle" draw:auto-grow-height="false" fo:min-height="0.795cm" fo:min-width="0.406cm"/>
    </style:style>
    <style:style style:name="gr16" style:family="graphic" style:parent-style-name="standard">
      <style:graphic-properties draw:textarea-horizontal-align="justify" draw:textarea-vertical-align="middle" draw:auto-grow-height="false" fo:min-height="0.795cm" fo:min-width="0.418cm"/>
    </style:style>
    <style:style style:name="gr17" style:family="graphic" style:parent-style-name="standard">
      <style:graphic-properties draw:fill="solid" draw:fill-color="#729fcf" draw:textarea-horizontal-align="justify" draw:textarea-vertical-align="middle" draw:auto-grow-height="false" fo:min-height="1.049cm" fo:min-width="0.418cm"/>
    </style:style>
    <style:style style:name="gr18" style:family="graphic" style:parent-style-name="standard">
      <style:graphic-properties draw:fill="solid" draw:fill-color="#aecf00" draw:textarea-horizontal-align="justify" draw:textarea-vertical-align="middle" draw:auto-grow-height="false" fo:min-height="0.095cm" fo:min-width="0.48cm"/>
    </style:style>
    <style:style style:name="gr19" style:family="graphic" style:parent-style-name="standard">
      <style:graphic-properties draw:fill="solid" draw:fill-color="#ffff99" draw:textarea-horizontal-align="justify" draw:textarea-vertical-align="middle" draw:auto-grow-height="false" fo:min-height="0.438cm" fo:min-width="0.442cm"/>
    </style:style>
    <style:style style:name="gr20" style:family="graphic" style:parent-style-name="standard">
      <style:graphic-properties draw:fill="solid" draw:fill-color="#aecf00" draw:textarea-horizontal-align="justify" draw:textarea-vertical-align="middle" draw:auto-grow-height="false" fo:min-height="0.438cm" fo:min-width="0.44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3cm" fo:min-width="0cm"/>
    </style:style>
    <style:style style:name="gr22" style:family="graphic" style:parent-style-name="standard">
      <style:graphic-properties draw:fill="solid" draw:fill-color="#ffff99" draw:textarea-horizontal-align="justify" draw:textarea-vertical-align="middle" draw:auto-grow-height="false" fo:min-height="0.438cm" fo:min-width="0.188cm"/>
    </style:style>
    <style:style style:name="gr23" style:family="graphic" style:parent-style-name="standard">
      <style:graphic-properties draw:textarea-horizontal-align="justify" draw:textarea-vertical-align="middle" draw:auto-grow-height="false" fo:min-height="0.438cm" fo:min-width="0.188cm"/>
    </style:style>
    <style:style style:name="gr24" style:family="graphic" style:parent-style-name="standard">
      <style:graphic-properties draw:fill="solid" draw:fill-color="#aecf00" draw:textarea-horizontal-align="justify" draw:textarea-vertical-align="middle" draw:auto-grow-height="false" fo:min-height="0.438cm" fo:min-width="0.18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4.86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4.01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4.93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1.049cm" fo:min-width="0.418cm"/>
    </style:style>
    <style:style style:name="gr30" style:family="graphic" style:parent-style-name="standard">
      <style:graphic-properties draw:fill="solid" draw:fill-color="#729fcf" draw:textarea-horizontal-align="justify" draw:textarea-vertical-align="middle" draw:auto-grow-height="false" fo:min-height="0.095cm" fo:min-width="0.4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5.517cm"/>
    </style:style>
    <style:style style:name="gr3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516cm"/>
    </style:style>
    <style:style style:name="P1" style:family="paragraph">
      <loext:graphic-properties draw:fill="none"/>
      <style:paragraph-properties fo:text-align="end"/>
      <style:text-properties style:font-name="Liberation Sans Narrow1" fo:font-size="14pt" style:font-size-asian="18pt" style:font-size-complex="18pt"/>
    </style:style>
    <style:style style:name="P2" style:family="paragraph">
      <loext:graphic-properties draw:fill="none"/>
      <style:paragraph-properties fo:text-align="end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Liberation Sans Narrow1" fo:font-size="14pt" fo:font-weight="normal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Liberation Sans Narrow1" style:font-size-asian="18pt" style:font-size-complex="18pt"/>
    </style:style>
    <style:style style:name="P8" style:family="paragraph">
      <loext:graphic-properties draw:fill="solid" draw:fill-color="#729fcf"/>
      <style:paragraph-properties fo:text-align="center"/>
    </style:style>
    <style:style style:name="P9" style:family="paragraph">
      <loext:graphic-properties draw:fill="solid" draw:fill-color="#aecf00"/>
      <style:paragraph-properties fo:text-align="center"/>
    </style:style>
    <style:style style:name="P10" style:family="paragraph">
      <loext:graphic-properties draw:fill="solid" draw:fill-color="#ffff99"/>
      <style:paragraph-properties fo:text-align="center"/>
    </style:style>
    <style:style style:name="P11" style:family="paragraph">
      <loext:graphic-properties draw:fill="none" draw:fill-color="#ffffff"/>
      <style:paragraph-properties fo:text-align="end"/>
      <style:text-properties style:font-name="Liberation Sans Narrow1" fo:font-size="14pt" style:font-size-asian="14pt" style:font-size-complex="14pt"/>
    </style:style>
    <style:style style:name="P12" style:family="paragraph">
      <loext:graphic-properties draw:fill="solid" draw:fill-color="#ffff99"/>
      <style:paragraph-properties fo:text-align="center"/>
      <style:text-properties style:font-name="Liberation Sans Narrow1" fo:font-size="10pt"/>
    </style:style>
    <style:style style:name="P13" style:family="paragraph">
      <style:paragraph-properties fo:text-align="center"/>
      <style:text-properties style:font-name="Liberation Sans Narrow1" fo:font-size="10pt"/>
    </style:style>
    <style:style style:name="P14" style:family="paragraph">
      <loext:graphic-properties draw:fill="solid" draw:fill-color="#aecf00"/>
      <style:paragraph-properties fo:text-align="center"/>
      <style:text-properties style:font-name="Liberation Sans Narrow1" fo:font-size="10pt"/>
    </style:style>
    <style:style style:name="P15" style:family="paragraph">
      <loext:graphic-properties draw:fill="none" draw:fill-color="#ffffff"/>
      <style:text-properties style:font-name="Liberation Sans Narrow1" fo:font-size="10pt" style:font-size-asian="10pt" style:font-size-complex="10pt"/>
    </style:style>
    <style:style style:name="P16" style:family="paragraph">
      <loext:graphic-properties draw:fill="solid" draw:fill-color="#729fcf"/>
      <style:paragraph-properties fo:text-align="center"/>
      <style:text-properties style:font-name="Liberation Sans Narrow1" style:font-size-asian="18pt" style:font-size-complex="18pt"/>
    </style:style>
    <style:style style:name="P17" style:family="paragraph">
      <loext:graphic-properties draw:fill="solid" draw:fill-color="#aecf00"/>
      <style:paragraph-properties fo:text-align="center"/>
      <style:text-properties style:font-name="Liberation Sans Narrow1" style:font-size-asian="18pt" style:font-size-complex="18pt"/>
    </style:style>
    <style:style style:name="T1" style:family="text">
      <style:text-properties style:font-name="Liberation Sans Narrow1" fo:font-size="14pt" fo:font-weight="normal" style:font-size-asian="18pt" style:font-size-complex="18pt"/>
    </style:style>
    <style:style style:name="T2" style:family="text">
      <style:text-properties style:font-name="Liberation Sans Narrow1" fo:font-size="14pt" style:font-size-asian="14pt" style:font-size-complex="14pt"/>
    </style:style>
    <style:style style:name="T3" style:family="text">
      <style:text-properties style:font-name="Liberation Sans Narrow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781cm" svg:y1="10.558cm" svg:x2="15.151cm" svg:y2="10.558cm">
          <text:p/>
        </draw:line>
        <draw:line draw:style-name="gr1" draw:text-style-name="P2" draw:layer="layout" svg:x1="6.781cm" svg:y1="10.558cm" svg:x2="6.781cm" svg:y2="4.081cm">
          <text:p/>
        </draw:line>
        <draw:frame draw:style-name="gr2" draw:text-style-name="P4" draw:layer="layout" svg:width="2.852cm" svg:height="0.962cm" draw:transform="rotate (0.785398163397448) translate (5.483cm 12.321cm)">
          <draw:text-box>
            <text:p text:style-name="P3"><text:span text:style-name="T1">Basic CRUD</text:span></text:p>
          </draw:text-box>
        </draw:frame>
        <draw:frame draw:style-name="gr3" draw:text-style-name="P4" draw:layer="layout" svg:width="6.387cm" svg:height="1.361cm" draw:transform="rotate (0.785398163397448) translate (4.991cm 13.931cm)">
          <draw:text-box>
            <text:p text:style-name="P3"><text:span text:style-name="T1">Supplemental Operations</text:span></text:p>
          </draw:text-box>
        </draw:frame>
        <draw:frame draw:style-name="gr4" draw:text-style-name="P4" draw:layer="layout" svg:width="3.171cm" svg:height="0.962cm" draw:transform="rotate (0.785398163397448) translate (9.181cm 12.164cm)">
          <draw:text-box>
            <text:p text:style-name="P3"><text:span text:style-name="T1">Native SQL</text:span></text:p>
          </draw:text-box>
        </draw:frame>
        <draw:frame draw:style-name="gr5" draw:text-style-name="P4" draw:layer="layout" svg:width="4.705cm" svg:height="1.046cm" draw:transform="rotate (0.785398163397448) translate (10.452cm 13.123cm)">
          <draw:text-box>
            <text:p text:style-name="P3"><text:span text:style-name="T1">Stored Procedures</text:span></text:p>
          </draw:text-box>
        </draw:frame>
        <draw:frame draw:style-name="gr6" draw:text-style-name="P4" draw:layer="layout" svg:width="3.598cm" svg:height="1.024cm" draw:transform="rotate (0.785398163397448) translate (9.978cm 12.501cm)">
          <draw:text-box>
            <text:p text:style-name="P3"><text:span text:style-name="T1">Dynamic SQL</text:span></text:p>
          </draw:text-box>
        </draw:frame>
        <draw:frame draw:style-name="gr7" draw:text-style-name="P4" draw:layer="layout" svg:width="4.044cm" svg:height="1.088cm" draw:transform="rotate (0.785398163397448) translate (11.976cm 12.837cm)">
          <draw:text-box>
            <text:p text:style-name="P3"><text:span text:style-name="T1">Low-level JDBC</text:span></text:p>
          </draw:text-box>
        </draw:frame>
        <draw:line draw:style-name="gr1" draw:text-style-name="P5" draw:layer="layout" svg:x1="15.151cm" svg:y1="10.559cm" svg:x2="15.151cm" svg:y2="4.081cm">
          <text:p/>
        </draw:line>
        <draw:line draw:style-name="gr1" draw:text-style-name="P5" draw:layer="layout" svg:x1="6.782cm" svg:y1="4.081cm" svg:x2="15.151cm" svg:y2="4.081cm">
          <text:p/>
        </draw:line>
        <draw:custom-shape draw:style-name="gr8" draw:text-style-name="P6" draw:layer="layout" svg:width="1.004cm" svg:height="0.381cm" svg:x="7.035cm" svg:y="9.9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016cm" svg:height="0.254cm" svg:x="8.166cm" svg:y="10.05cm">
          <text:p/>
          <draw:enhanced-geometry svg:viewBox="0 0 21600 21600" draw:mirror-horizontal="fals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1.016cm" svg:height="0.126cm" svg:x="9.309cm" svg:y="10.177cm">
          <text:p/>
          <draw:enhanced-geometry svg:viewBox="0 0 21600 21600" draw:mirror-horizontal="fals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.016cm" svg:height="0.762cm" svg:x="7.023cm" svg:y="8.0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.016cm" svg:height="0.762cm" svg:x="8.166cm" svg:y="8.0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1.016cm" svg:height="0.508cm" svg:x="9.309cm" svg:y="8.2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1.016cm" svg:height="0.127cm" svg:x="11.595cm" svg:y="8.6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016cm" svg:height="0.001cm" svg:x="12.738cm" svg:y="8.7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1.004cm" svg:height="1.143cm" svg:x="7.035cm" svg:y="6.1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1.016cm" svg:height="1.143cm" svg:x="8.166cm" svg:y="6.1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1.016cm" svg:height="1.397cm" svg:x="11.595cm" svg:y="5.8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1.016cm" svg:height="0.381cm" svg:x="12.738cm" svg:y="6.8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0" draw:layer="layout" svg:width="1.016cm" svg:height="0.762cm" svg:x="13.881cm" svg:y="4.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1.016cm" svg:height="0.762cm" svg:x="12.738cm" svg:y="4.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1" draw:layer="layout" svg:width="3.841cm" svg:height="0.823cm" svg:x="2.778cm" svg:y="9.509cm">
          <draw:text-box>
            <text:p text:style-name="P3"><text:span text:style-name="T2">Simple Application</text:span></text:p>
          </draw:text-box>
        </draw:frame>
        <draw:custom-shape draw:style-name="gr22" draw:text-style-name="P12" draw:layer="layout" svg:width="0.762cm" svg:height="0.762cm" svg:x="15.732cm" svg:y="7.4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3" draw:layer="layout" svg:width="0.762cm" svg:height="0.762cm" svg:x="15.732cm" svg:y="5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0.762cm" svg:height="0.762cm" svg:x="15.732cm" svg:y="6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5" draw:layer="layout" svg:width="5.366cm" svg:height="0.729cm" svg:x="16.494cm" svg:y="7.604cm">
          <draw:text-box>
            <text:p><text:span text:style-name="T3">Not supported by MyBatis</text:span></text:p>
          </draw:text-box>
        </draw:frame>
        <draw:frame draw:style-name="gr26" draw:text-style-name="P15" draw:layer="layout" svg:width="4.519cm" svg:height="1.207cm" svg:x="16.494cm" svg:y="6.43cm">
          <draw:text-box>
            <text:p><text:span text:style-name="T3">Supported by custom</text:span></text:p>
            <text:p><text:span text:style-name="T3">MyBatis mappers</text:span></text:p>
          </draw:text-box>
        </draw:frame>
        <draw:frame draw:style-name="gr27" draw:text-style-name="P15" draw:layer="layout" svg:width="5.438cm" svg:height="0.729cm" svg:x="16.494cm" svg:y="5.699cm">
          <draw:text-box>
            <text:p><text:span text:style-name="T3">Automated by HotRod</text:span></text:p>
          </draw:text-box>
        </draw:frame>
        <draw:frame draw:style-name="gr28" draw:text-style-name="P11" draw:layer="layout" svg:width="5.461cm" svg:height="0.823cm" svg:x="1.635cm" svg:y="7.985cm">
          <draw:text-box>
            <text:p text:style-name="P3"><text:span text:style-name="T2">Medium-sized Application</text:span></text:p>
          </draw:text-box>
        </draw:frame>
        <draw:frame draw:style-name="gr21" draw:text-style-name="P11" draw:layer="layout" svg:width="3.683cm" svg:height="0.823cm" svg:x="3.159cm" svg:y="6.461cm">
          <draw:text-box>
            <text:p text:style-name="P3"><text:span text:style-name="T2">Large Application</text:span></text:p>
          </draw:text-box>
        </draw:frame>
        <draw:frame draw:style-name="gr21" draw:text-style-name="P11" draw:layer="layout" svg:width="5.842cm" svg:height="0.823cm" svg:x="0.927cm" svg:y="4.914cm">
          <draw:text-box>
            <text:p text:style-name="P3"><text:span text:style-name="T2">Heavily Optimized Application</text:span></text:p>
          </draw:text-box>
        </draw:frame>
        <draw:custom-shape draw:style-name="gr29" draw:text-style-name="P6" draw:layer="layout" svg:width="1.016cm" svg:height="1.397cm" svg:x="9.309cm" svg:y="5.8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1.016cm" svg:height="1.397cm" svg:x="10.452cm" svg:y="5.8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8" draw:layer="layout" svg:width="1.016cm" svg:height="0.381cm" svg:x="10.452cm" svg:y="8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4" draw:layer="layout" svg:width="3.527cm" svg:height="1.361cm" draw:transform="rotate (0.785398163397448) translate (7.885cm 12.39cm)">
          <draw:text-box>
            <text:p text:style-name="P3"><text:span text:style-name="T1">Regular SQL</text:span></text:p>
          </draw:text-box>
        </draw:frame>
        <draw:custom-shape draw:style-name="gr15" draw:text-style-name="P6" draw:layer="layout" svg:width="1.004cm" svg:height="1.143cm" svg:x="7.023cm" svg:y="4.5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1.016cm" svg:height="1.143cm" svg:x="8.154cm" svg:y="4.5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1.016cm" svg:height="1.397cm" svg:x="11.583cm" svg:y="4.3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1.016cm" svg:height="1.397cm" svg:x="9.297cm" svg:y="4.3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1.016cm" svg:height="1.397cm" svg:x="10.44cm" svg:y="4.3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6" draw:layer="layout" svg:width="1.016cm" svg:height="0.001cm" svg:x="10.452cm" svg:y="10.3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6" draw:layer="layout" svg:width="1.016cm" svg:height="0.001cm" svg:x="11.595cm" svg:y="10.296cm">
          <text:p/>
          <draw:enhanced-geometry svg:viewBox="0 0 21600 21600" draw:mirror-horizontal="fals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016cm" svg:height="0.001cm" svg:x="13.881cm" svg:y="7.2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7" draw:layer="layout" svg:width="1.016cm" svg:height="0.001cm" svg:x="12.738cm" svg:y="10.3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7" draw:layer="layout" svg:width="1.016cm" svg:height="0.001cm" svg:x="13.881cm" svg:y="10.3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016cm" svg:height="0.001cm" svg:x="13.881cm" svg:y="8.7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9T17:39:21.506506373</meta:creation-date>
    <dc:date>2017-01-28T17:49:17.289308123</dc:date>
    <meta:editing-duration>PT3H46M4S</meta:editing-duration>
    <meta:editing-cycles>23</meta:editing-cycles>
    <meta:generator>LibreOffice/5.0.4.2$Linux_X86_64 LibreOffice_project/00m0$Build-2</meta:generator>
    <meta:document-statistic meta:object-count="49"/>
  </office:meta>
</office:document-meta>
</file>